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3" style:parent-style-name="Standard">
      <style:text-properties fo:font-size="10pt" officeooo:paragraph-rsid="0011dae3" style:font-name="arial" style:font-size-asian="10pt" style:font-size-complex="10pt"/>
    </style:style>
    <style:style style:family="paragraph" style:name="P4" style:parent-style-name="Standard">
      <style:paragraph-properties fo:text-align="start" style:justify-single-word="false"/>
      <style:text-properties fo:font-size="12pt" officeooo:paragraph-rsid="0011dae3" style:font-name="arial" style:font-size-asian="12pt" style:font-size-complex="12pt"/>
    </style:style>
    <style:style style:family="paragraph" style:name="P5" style:parent-style-name="Standard">
      <style:text-properties officeooo:paragraph-rsid="0011dae3" style:font-name="arial" style:text-underline-style="none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tyle="normal" style:font-style-asian="normal" style:font-style-complex="normal" style:text-position="super 58%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0pt" fo:font-style="normal" fo:font-weight="normal" officeooo:rsid="0084aa93" style:font-name-complex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3"><text:span text:style-name="T4"><office:annotation><dc:creator>sde </dc:creator><dc:date>2011-07-27T10:01:44</dc:date><text:p text:style-name="P13"><text:span text:style-name="T15">do text if not len(self.getNotaryContact()) &gt; 1</text:span></text:p><text:p text:style-name="P13"><text:span text:style-name="T11">from xhtml(self.portal_urban.decorateHTML('UrbanBody',self.getNotaryContact()[0].getSignaletic(withaddress=True,linebyline=True)))</text:span></text:p></office:annotation></text:span><text:span text:style-name="T4">Titre Nom Prénom<text:line-break/>Adresse ligne1<text:line-break/>Adresse ligne2</text:span></text:p>
            <text:p text:style-name="P4"><text:span text:style-name="T10"><office:annotation><dc:creator>sde </dc:creator><dc:date>2011-07-27T10:01:59</dc:date><text:p text:style-name="P13"><text:span text:style-name="T15">do text if len(self.getNotaryContact()) &gt; 1</text:span></text:p></office:annotation></text:span><text:span text:style-name="T10">&lt;%Titre%&gt; &lt;%Nom%&gt; &lt;%Prenom%&gt;<text:line-break/>&lt;%AdresseLigne1%&gt;<text:line-break/>&lt;%AdresseLigne2%&gt;</text:span></text:p>
          </table:table-cell>
        </table:table-row>
      </table:table>
      <text:p text:style-name="P5"/>
      <text:p text:style-name="P12">Demande de paiement</text:p>
      <text:p text:style-name="P7"/>
      <text:p text:style-name="P8"/>
      <text:p text:style-name="P8"/>
      <text:p text:style-name="P9">Vos références : <text:span text:style-name="T7"><text:text-input text:description="Evénement-Décision">self.getValueForTemplate('receivedDocumentReference', obj=self.getLastDeposit())</text:text-input></text:span></text:p>
      <text:p text:style-name="P8"><office:annotation><dc:creator>Gauthier Bastien</dc:creator><dc:date>2011-02-16T16:12:24</dc:date><text:p text:style-name="P13"><text:span text:style-name="T14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P8"><office:annotation><dc:creator>Gauthier Bastien</dc:creator><dc:date>2011-02-16T16:13:21</dc:date><text:p text:style-name="P13"><text:span text:style-name="T13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<text:span text:style-name="T3"><office:annotation><dc:creator>Gauthier Bastien</dc:creator><dc:date>2011-02-17T09:18:17</dc:date><text:p text:style-name="P13"><text:span text:style-name="T12">do text if </text:span><text:span text:style-name="T11">len(self.getApplicants()) &gt; 1</text:span></text:p></office:annotation></text:span><text:span text:style-name="T3">&lt;%Titre%&gt;</text:span>,</text:p>
      <text:p text:style-name="P9"/>
      <text:p text:style-name="P8">Pour le bon ordre de votre dossier de demande de certficat d'urbanisme n°1, nous vous invitons à verser dans les meilleurs délais la somme de :</text:p>
      <text:p text:style-name="P8">40€ (Certificat d'urbanisme 1)</text:p>
      <text:p text:style-name="P8">au compte bancaire <text:span text:style-name="T5">091-0175895-63</text:span> de la Ville <text:text-input text:description="">tool.getCityName(prefixed=True)</text:text-input>, en rappelant l'objet de la présente ainsi que la communication <text:span text:style-name="T5"><text:text-input text:description="">self.getReference()</text:text-input></text:span>.</text:p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Demeurant à votre disposition, nous vous prions d'agréer, <text:span text:style-name="T3">&lt;%Titre%&gt;</text:span>, nos salutations distinguées.</text:p>
      <text:p text:style-name="P8"/>
      <text:p text:style-name="P8"/>
      <text:p text:style-name="P8"/>
      <text:p text:style-name="P10">Pour, ir M. Rouhart</text:p>
      <text:p text:style-name="P10"><text:span text:style-name="T1">1</text:span><text:span text:style-name="T6">er</text:span><text:span text:style-name="T1"> Attaché, Responsable du Service de </text:span></text:p>
      <text:p text:style-name="P11">l’Aménagement du Territoire et des Permis</text:p>
      <text:p text:style-name="P11"/>
      <text:p text:style-name="P11"/>
      <text:p text:style-name="P10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1"><text:text-input text:description="Agent traitant-Grade">self.getValueForTemplate('grade', obj=self.getFoldermanagers()[0]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3" style:parent-style-name="Standard">
      <style:text-properties fo:font-size="10pt" officeooo:paragraph-rsid="0011dae3" style:font-name="arial" style:font-size-asian="10pt" style:font-size-complex="10pt"/>
    </style:style>
    <style:style style:family="paragraph" style:name="P4" style:parent-style-name="Standard">
      <style:paragraph-properties fo:text-align="start" style:justify-single-word="false"/>
      <style:text-properties fo:font-size="12pt" officeooo:paragraph-rsid="0011dae3" style:font-name="arial" style:font-size-asian="12pt" style:font-size-complex="12pt"/>
    </style:style>
    <style:style style:family="paragraph" style:name="P5" style:parent-style-name="Standard">
      <style:text-properties officeooo:paragraph-rsid="0011dae3" style:font-name="arial" style:text-underline-style="none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tyle="normal" style:font-style-asian="normal" style:font-style-complex="normal" style:text-position="super 58%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0pt" fo:font-style="normal" fo:font-weight="normal" officeooo:rsid="0084aa93" style:font-name-complex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3"><text:span text:style-name="T4"><office:annotation><dc:creator>sde </dc:creator><dc:date>2011-07-27T10:01:44</dc:date><text:p text:style-name="P13"><text:span text:style-name="T15">do text if not len(self.getNotaryContact()) &gt; 1</text:span></text:p><text:p text:style-name="P13"><text:span text:style-name="T11">from xhtml(self.portal_urban.decorateHTML('UrbanBody',self.getNotaryContact()[0].getSignaletic(withaddress=True,linebyline=True)))</text:span></text:p></office:annotation></text:span><text:span text:style-name="T4">Titre Nom Prénom<text:line-break/>Adresse ligne1<text:line-break/>Adresse ligne2</text:span></text:p>
            <text:p text:style-name="P4"><text:span text:style-name="T10"><office:annotation><dc:creator>sde </dc:creator><dc:date>2011-07-27T10:01:59</dc:date><text:p text:style-name="P13"><text:span text:style-name="T15">do text if len(self.getNotaryContact()) &gt; 1</text:span></text:p></office:annotation></text:span><text:span text:style-name="T10">&lt;%Titre%&gt; &lt;%Nom%&gt; &lt;%Prenom%&gt;<text:line-break/>&lt;%AdresseLigne1%&gt;<text:line-break/>&lt;%AdresseLigne2%&gt;</text:span></text:p>
          </table:table-cell>
        </table:table-row>
      </table:table>
      <text:p text:style-name="P5"/>
      <text:p text:style-name="P12">Demande de paiement</text:p>
      <text:p text:style-name="P7"/>
      <text:p text:style-name="P8"/>
      <text:p text:style-name="P8"/>
      <text:p text:style-name="P9">Vos références : <text:span text:style-name="T7"><text:text-input text:description="Evénement-Décision">self.getValueForTemplate('receivedDocumentReference', obj=self.getLastDeposit())</text:text-input></text:span></text:p>
      <text:p text:style-name="P8"><office:annotation><dc:creator>Gauthier Bastien</dc:creator><dc:date>2011-02-16T16:12:24</dc:date><text:p text:style-name="P13"><text:span text:style-name="T14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P8"><office:annotation><dc:creator>Gauthier Bastien</dc:creator><dc:date>2011-02-16T16:13:21</dc:date><text:p text:style-name="P13"><text:span text:style-name="T13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<text:span text:style-name="T3"><office:annotation><dc:creator>Gauthier Bastien</dc:creator><dc:date>2011-02-17T09:18:17</dc:date><text:p text:style-name="P13"><text:span text:style-name="T12">do text if </text:span><text:span text:style-name="T11">len(self.getApplicants()) &gt; 1</text:span></text:p></office:annotation></text:span><text:span text:style-name="T3">&lt;%Titre%&gt;</text:span>,</text:p>
      <text:p text:style-name="P9"/>
      <text:p text:style-name="P8">Pour le bon ordre de votre dossier de demande de certficat d'urbanisme n°1, nous vous invitons à verser dans les meilleurs délais la somme de :</text:p>
      <text:p text:style-name="P8">40€ (Certificat d'urbanisme 1)</text:p>
      <text:p text:style-name="P8">au compte bancaire <text:span text:style-name="T5">091-0175895-63</text:span> de la Ville <text:text-input text:description="">tool.getCityName(prefixed=True)</text:text-input>, en rappelant l'objet de la présente ainsi que la communication <text:span text:style-name="T5"><text:text-input text:description="">self.getReference()</text:text-input></text:span>.</text:p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Demeurant à votre disposition, nous vous prions d'agréer, <text:span text:style-name="T3">&lt;%Titre%&gt;</text:span>, nos salutations distinguées.</text:p>
      <text:p text:style-name="P8"/>
      <text:p text:style-name="P8"/>
      <text:p text:style-name="P8"/>
      <text:p text:style-name="P10">Pour, ir M. Rouhart</text:p>
      <text:p text:style-name="P10"><text:span text:style-name="T1">1</text:span><text:span text:style-name="T6">er</text:span><text:span text:style-name="T1"> Attaché, Responsable du Service de </text:span></text:p>
      <text:p text:style-name="P11">l’Aménagement du Territoire et des Permis</text:p>
      <text:p text:style-name="P11"/>
      <text:p text:style-name="P11"/>
      <text:p text:style-name="P10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1"><text:text-input text:description="Agent traitant-Grade">self.getValueForTemplate('grade', obj=self.getFoldermanagers()[0]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3" style:parent-style-name="Standard">
      <style:text-properties fo:font-size="10pt" officeooo:paragraph-rsid="0011dae3" style:font-name="arial" style:font-size-asian="10pt" style:font-size-complex="10pt"/>
    </style:style>
    <style:style style:family="paragraph" style:name="P4" style:parent-style-name="Standard">
      <style:paragraph-properties fo:text-align="start" style:justify-single-word="false"/>
      <style:text-properties fo:font-size="12pt" officeooo:paragraph-rsid="0011dae3" style:font-name="arial" style:font-size-asian="12pt" style:font-size-complex="12pt"/>
    </style:style>
    <style:style style:family="paragraph" style:name="P5" style:parent-style-name="Standard">
      <style:text-properties officeooo:paragraph-rsid="0011dae3" style:font-name="arial" style:text-underline-style="none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tyle="normal" style:font-style-asian="normal" style:font-style-complex="normal" style:text-position="super 58%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0pt" fo:font-style="normal" fo:font-weight="normal" officeooo:rsid="0084aa93" style:font-name-complex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3"><text:span text:style-name="T4"><office:annotation><dc:creator>sde </dc:creator><dc:date>2011-07-27T10:01:44</dc:date><text:p text:style-name="P13"><text:span text:style-name="T15">do text if not len(self.getNotaryContact()) &gt; 1</text:span></text:p><text:p text:style-name="P13"><text:span text:style-name="T11">from xhtml(self.portal_urban.decorateHTML('UrbanBody',self.getNotaryContact()[0].getSignaletic(withaddress=True,linebyline=True)))</text:span></text:p></office:annotation></text:span><text:span text:style-name="T4">Titre Nom Prénom<text:line-break/>Adresse ligne1<text:line-break/>Adresse ligne2</text:span></text:p>
            <text:p text:style-name="P4"><text:span text:style-name="T10"><office:annotation><dc:creator>sde </dc:creator><dc:date>2011-07-27T10:01:59</dc:date><text:p text:style-name="P13"><text:span text:style-name="T15">do text if len(self.getNotaryContact()) &gt; 1</text:span></text:p></office:annotation></text:span><text:span text:style-name="T10">&lt;%Titre%&gt; &lt;%Nom%&gt; &lt;%Prenom%&gt;<text:line-break/>&lt;%AdresseLigne1%&gt;<text:line-break/>&lt;%AdresseLigne2%&gt;</text:span></text:p>
          </table:table-cell>
        </table:table-row>
      </table:table>
      <text:p text:style-name="P5"/>
      <text:p text:style-name="P12">Demande de paiement</text:p>
      <text:p text:style-name="P7"/>
      <text:p text:style-name="P8"/>
      <text:p text:style-name="P8"/>
      <text:p text:style-name="P9">Vos références : <text:span text:style-name="T7"><text:text-input text:description="Evénement-Décision">self.getValueForTemplate('receivedDocumentReference', obj=self.getLastDeposit())</text:text-input></text:span></text:p>
      <text:p text:style-name="P8"><office:annotation><dc:creator>Gauthier Bastien</dc:creator><dc:date>2011-02-16T16:12:24</dc:date><text:p text:style-name="P13"><text:span text:style-name="T14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P8"><office:annotation><dc:creator>Gauthier Bastien</dc:creator><dc:date>2011-02-16T16:13:21</dc:date><text:p text:style-name="P13"><text:span text:style-name="T13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<text:span text:style-name="T3"><office:annotation><dc:creator>Gauthier Bastien</dc:creator><dc:date>2011-02-17T09:18:17</dc:date><text:p text:style-name="P13"><text:span text:style-name="T12">do text if </text:span><text:span text:style-name="T11">len(self.getApplicants()) &gt; 1</text:span></text:p></office:annotation></text:span><text:span text:style-name="T3">&lt;%Titre%&gt;</text:span>,</text:p>
      <text:p text:style-name="P9"/>
      <text:p text:style-name="P8">Pour le bon ordre de votre dossier de demande de certficat d'urbanisme n°1, nous vous invitons à verser dans les meilleurs délais la somme de :</text:p>
      <text:p text:style-name="P8">40€ (Certificat d'urbanisme 1)</text:p>
      <text:p text:style-name="P8">au compte bancaire <text:span text:style-name="T5">091-0175895-63</text:span> de la Ville <text:text-input text:description="">tool.getCityName(prefixed=True)</text:text-input>, en rappelant l'objet de la présente ainsi que la communication <text:span text:style-name="T5"><text:text-input text:description="">self.getReference()</text:text-input></text:span>.</text:p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Demeurant à votre disposition, nous vous prions d'agréer, <text:span text:style-name="T3">&lt;%Titre%&gt;</text:span>, nos salutations distinguées.</text:p>
      <text:p text:style-name="P8"/>
      <text:p text:style-name="P8"/>
      <text:p text:style-name="P8"/>
      <text:p text:style-name="P10">Pour, ir M. Rouhart</text:p>
      <text:p text:style-name="P10"><text:span text:style-name="T1">1</text:span><text:span text:style-name="T6">er</text:span><text:span text:style-name="T1"> Attaché, Responsable du Service de </text:span></text:p>
      <text:p text:style-name="P11">l’Aménagement du Territoire et des Permis</text:p>
      <text:p text:style-name="P11"/>
      <text:p text:style-name="P11"/>
      <text:p text:style-name="P10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1"><text:text-input text:description="Agent traitant-Grade">self.getValueForTemplate('grade', obj=self.getFoldermanagers()[0]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3" style:parent-style-name="Standard">
      <style:text-properties fo:font-size="10pt" officeooo:paragraph-rsid="0011dae3" style:font-name="arial" style:font-size-asian="10pt" style:font-size-complex="10pt"/>
    </style:style>
    <style:style style:family="paragraph" style:name="P4" style:parent-style-name="Standard">
      <style:paragraph-properties fo:text-align="start" style:justify-single-word="false"/>
      <style:text-properties fo:font-size="12pt" officeooo:paragraph-rsid="0011dae3" style:font-name="arial" style:font-size-asian="12pt" style:font-size-complex="12pt"/>
    </style:style>
    <style:style style:family="paragraph" style:name="P5" style:parent-style-name="Standard">
      <style:text-properties officeooo:paragraph-rsid="0011dae3" style:font-name="arial" style:text-underline-style="none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dae3" style:font-name="Arial" style:font-size-asian="10pt" style:font-size-complex="10pt"/>
    </style:style>
    <style:style style:family="paragraph" style:name="P7" style:parent-style-name="UrbanBody">
      <style:text-properties style:font-name="ari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margin-left="-0.026cm" fo:margin-right="0cm" fo:text-align="start" fo:text-indent="0cm" style:auto-text-indent="false" style:justify-single-word="false"/>
      <style:text-properties fo:font-size="11pt" fo:font-style="normal" style:font-name="arial" style:font-size-asian="11pt" style:font-size-complex="11pt" style:font-style-asian="normal" style:font-style-complex="normal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style="normal" style:font-style-asian="normal" style:font-style-complex="normal" style:text-position="super 58%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0pt" fo:font-style="normal" fo:font-weight="normal" officeooo:rsid="0084aa93" style:font-name-complex="Arial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2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3"><text:span text:style-name="T4"><office:annotation><dc:creator>sde </dc:creator><dc:date>2011-07-27T10:01:44</dc:date><text:p text:style-name="P13"><text:span text:style-name="T15">do text if not len(self.getNotaryContact()) &gt; 1</text:span></text:p><text:p text:style-name="P13"><text:span text:style-name="T11">from xhtml(self.portal_urban.decorateHTML('UrbanBody',self.getNotaryContact()[0].getSignaletic(withaddress=True,linebyline=True)))</text:span></text:p></office:annotation></text:span><text:span text:style-name="T4">Titre Nom Prénom<text:line-break/>Adresse ligne1<text:line-break/>Adresse ligne2</text:span></text:p>
            <text:p text:style-name="P4"><text:span text:style-name="T10"><office:annotation><dc:creator>sde </dc:creator><dc:date>2011-07-27T10:01:59</dc:date><text:p text:style-name="P13"><text:span text:style-name="T15">do text if len(self.getNotaryContact()) &gt; 1</text:span></text:p></office:annotation></text:span><text:span text:style-name="T10">&lt;%Titre%&gt; &lt;%Nom%&gt; &lt;%Prenom%&gt;<text:line-break/>&lt;%AdresseLigne1%&gt;<text:line-break/>&lt;%AdresseLigne2%&gt;</text:span></text:p>
          </table:table-cell>
        </table:table-row>
      </table:table>
      <text:p text:style-name="P5"/>
      <text:p text:style-name="P12">Demande de paiement</text:p>
      <text:p text:style-name="P7"/>
      <text:p text:style-name="P8"/>
      <text:p text:style-name="P8"/>
      <text:p text:style-name="P9">Vos références : <text:span text:style-name="T7"><text:text-input text:description="Evénement-Décision">self.getValueForTemplate('receivedDocumentReference', obj=self.getLastDeposit())</text:text-input></text:span></text:p>
      <text:p text:style-name="P8"><office:annotation><dc:creator>Gauthier Bastien</dc:creator><dc:date>2011-02-16T16:12:24</dc:date><text:p text:style-name="P13"><text:span text:style-name="T14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P8"><office:annotation><dc:creator>Gauthier Bastien</dc:creator><dc:date>2011-02-16T16:13:21</dc:date><text:p text:style-name="P13"><text:span text:style-name="T13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<text:span text:style-name="T3"><office:annotation><dc:creator>Gauthier Bastien</dc:creator><dc:date>2011-02-17T09:18:17</dc:date><text:p text:style-name="P13"><text:span text:style-name="T12">do text if </text:span><text:span text:style-name="T11">len(self.getApplicants()) &gt; 1</text:span></text:p></office:annotation></text:span><text:span text:style-name="T3">&lt;%Titre%&gt;</text:span>,</text:p>
      <text:p text:style-name="P9"/>
      <text:p text:style-name="P8">Pour le bon ordre de votre dossier de demande de certficat d'urbanisme n°1, nous vous invitons à verser dans les meilleurs délais la somme de :</text:p>
      <text:p text:style-name="P8">40€ (Certificat d'urbanisme 1)</text:p>
      <text:p text:style-name="P8">au compte bancaire <text:span text:style-name="T5">091-0175895-63</text:span> de la Ville <text:text-input text:description="">tool.getCityName(prefixed=True)</text:text-input>, en rappelant l'objet de la présente ainsi que la communication <text:span text:style-name="T5"><text:text-input text:description="">self.getReference()</text:text-input></text:span>.</text:p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Demeurant à votre disposition, nous vous prions d'agréer, <text:span text:style-name="T3">&lt;%Titre%&gt;</text:span>, nos salutations distinguées.</text:p>
      <text:p text:style-name="P8"/>
      <text:p text:style-name="P8"/>
      <text:p text:style-name="P8"/>
      <text:p text:style-name="P10">Pour, ir M. Rouhart</text:p>
      <text:p text:style-name="P10"><text:span text:style-name="T1">1</text:span><text:span text:style-name="T6">er</text:span><text:span text:style-name="T1"> Attaché, Responsable du Service de </text:span></text:p>
      <text:p text:style-name="P11">l’Aménagement du Territoire et des Permis</text:p>
      <text:p text:style-name="P11"/>
      <text:p text:style-name="P11"/>
      <text:p text:style-name="P10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1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23.088056362</dc:date>
    <dc:language>fr-FR</dc:language>
    <meta:editing-cycles>160</meta:editing-cycles>
    <meta:editing-duration>P2DT6H11M59S</meta:editing-duration>
    <meta:document-statistic meta:table-count="1" meta:image-count="0" meta:object-count="0" meta:page-count="1" meta:paragraph-count="24" meta:word-count="180" meta:character-count="1488" meta:non-whitespace-character-count="1361"/>
    <meta:user-defined meta:name="Info 1"/>
    <meta:user-defined meta:name="Info 2"/>
    <meta:user-defined meta:name="Info 3"/>
    <meta:user-defined meta:name="Info 4"/>
  </office:meta>
</office:document-meta>
</file>